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vertical-align="middle"/>
    </style:style>
    <style:style style:name="gr2" style:family="graphic" style:parent-style-name="standard">
      <style:graphic-properties svg:stroke-color="#000000" draw:fill="none" draw:fill-color="#dddddd" draw:textarea-vertical-align="middle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362cm"/>
    </style:style>
    <style:style style:name="gr5" style:family="graphic" style:parent-style-name="objectwithoutfill">
      <style:graphic-properties draw:stroke="dash" draw:stroke-dash="Ultrafine_20_Dashed" draw:marker-end="Symmetric_20_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506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3.1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2.9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3.05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3.8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1.3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3.7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1.6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1.394cm"/>
    </style:style>
    <style:style style:name="gr19" style:family="graphic" style:parent-style-name="Object_20_with_20_no_20_fill_20_and_20_no_20_line">
      <style:graphic-properties draw:textarea-vertical-align="middle" draw:ole-draw-aspect="1"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4.151cm"/>
    </style:style>
    <style:style style:name="co1" style:family="table-column">
      <style:table-column-properties style:column-width="3.814cm" style:use-optimal-column-width="false"/>
    </style:style>
    <style:style style:name="ro1" style:family="table-row">
      <style:table-row-properties style:row-height="0.599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01cm solid #000000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/>
    </style:style>
    <style:style style:name="P3" style:family="paragraph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P4" style:family="paragraph">
      <style:text-properties fo:font-family="'Times New Roman'" style:font-style-name="Italic" style:font-family-generic="roman" style:font-pitch="variable" fo:font-size="11pt" fo:font-weight="bold" style:font-size-asian="11pt" style:font-size-complex="11pt"/>
    </style:style>
    <style:style style:name="T1" style:family="text">
      <style:text-properties fo:font-family="'Times New Roman'" style:font-style-name="Italic" style:font-family-generic="roman" style:font-pitch="variable" fo:font-size="10pt" fo:font-style="italic" style:font-style-asian="italic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0pt" fo:font-style="normal" style:font-style-asian="normal" style:font-style-complex="normal"/>
    </style:style>
    <style:style style:name="T3" style:family="text">
      <style:text-properties fo:font-family="'Times New Roman'" style:font-style-name="Italic" style:font-family-generic="roman" style:font-pitch="variable" fo:font-size="10pt"/>
    </style:style>
    <style:style style:name="T4" style:family="text">
      <style:text-properties style:text-position="0% 100%" fo:font-family="'Times New Roman'" style:font-style-name="Italic" style:font-family-generic="roman" style:font-pitch="variable" fo:font-size="10pt" fo:font-style="italic" style:font-style-asian="italic" style:font-style-complex="italic"/>
    </style:style>
    <style:style style:name="T5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6" style:family="text">
      <style:text-properties fo:font-family="'Times New Roman'" style:font-style-name="Regular" style:font-family-generic="roman" fo:font-size="10pt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7" style:family="text">
      <style:text-properties fo:font-family="'Times New Roman'" style:font-style-name="Italic" style:font-family-generic="roman" style:font-pitch="variable" fo:font-size="10pt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8" style:family="text">
      <style:text-properties fo:font-family="'Times New Roman'" style:font-style-name="Italic" style:font-family-generic="roman" style:font-pitch="variable" fo:font-size="11pt" fo:font-weight="bold" style:font-size-asian="11pt" style:font-size-complex="11pt"/>
    </style:style>
    <style:style style:name="T9" style:family="text">
      <style:text-properties fo:font-family="'Times New Roman'" style:font-style-name="Italic" style:font-family-generic="roman" style:font-pitch="variable" fo:font-size="8pt" fo:font-style="italic" style:font-size-asian="8pt" style:font-style-asian="italic" style:font-size-complex="8pt" style:font-style-complex="italic"/>
    </style:style>
    <style:style style:name="T10" style:family="text">
      <style:text-properties style:text-position="-33% 58%" fo:font-family="'Times New Roman'" style:font-style-name="Italic" style:font-family-generic="roman" style:font-pitch="variable" fo:font-size="8pt" style:font-size-asian="8pt" style:font-size-complex="8pt"/>
    </style:style>
    <style:style style:name="T11" style:family="text">
      <style:text-properties fo:font-family="'Times New Roman'" style:font-style-name="Regular" style:font-family-generic="roman" fo:font-size="8pt" fo:font-style="normal" style:font-family-asian="'Times New Roman'" style:font-style-name-asian="Regular" style:font-family-generic-asian="roman" style:font-size-asian="8pt" style:font-style-asian="normal" style:font-family-complex="'Times New Roman'" style:font-style-name-complex="Regular" style:font-family-generic-complex="roman" style:font-size-complex="8pt" style:font-style-complex="normal"/>
    </style:style>
    <style:style style:name="T12" style:family="text">
      <style:text-properties fo:font-family="'Times New Roman'" style:font-style-name="Italic" style:font-family-generic="roman" style:font-pitch="variable" fo:font-size="8pt" fo:font-style="normal" style:font-family-asian="'Times New Roman'" style:font-style-name-asian="Regular" style:font-family-generic-asian="roman" style:font-size-asian="8pt" style:font-style-asian="normal" style:font-family-complex="'Times New Roman'" style:font-style-name-complex="Regular" style:font-family-generic-complex="roman" style:font-size-complex="8pt" style:font-style-complex="normal"/>
    </style:style>
    <style:style style:name="T13" style:family="text">
      <style:text-properties style:text-position="-33% 58%" fo:font-family="'Times New Roman'" style:font-style-name="Italic" style:font-family-generic="roman" style:font-pitch="variable" fo:font-size="8pt" fo:font-style="normal" style:font-size-asian="8pt" style:font-style-asian="normal" style:font-size-complex="8pt" style:font-style-complex="normal"/>
    </style:style>
    <style:style style:name="T14" style:family="text">
      <style:text-properties fo:font-family="'Times New Roman'" style:font-style-name="Italic" style:font-family-generic="roman" style:font-pitch="variable" fo:font-size="10pt" fo:font-style="italic" style:font-family-asian="'Times New Roman'" style:font-style-name-asian="Regular" style:font-family-generic-asian="roman" style:font-size-asian="10pt" style:font-style-asian="italic" style:font-family-complex="'Times New Roman'" style:font-style-name-complex="Regular" style:font-family-generic-complex="roman" style:font-size-complex="10pt" style:font-style-complex="italic"/>
    </style:style>
    <style:style style:name="T15" style:family="text">
      <style:text-properties style:text-position="-33% 58%" fo:font-family="'Times New Roman'" style:font-style-name="Italic" style:font-family-generic="roman" style:font-pitch="variable" fo:font-size="10pt" style:font-family-asian="'Times New Roman'" style:font-style-name-asian="Regular" style:font-family-generic-asian="roman" style:font-size-asian="10pt" style:font-family-complex="'Times New Roman'" style:font-style-name-complex="Regular" style:font-family-generic-complex="roman" style:font-size-complex="10pt"/>
    </style:style>
    <style:style style:name="T16" style:family="text">
      <style:text-properties fo:font-family="'Times New Roman'" style:font-style-name="Italic" style:font-family-generic="roman" style:font-pitch="variable" fo:font-size="10pt" style:font-family-asian="'Times New Roman'" style:font-style-name-asian="Regular" style:font-family-generic-asian="roman" style:font-size-asian="10pt" style:font-family-complex="'Times New Roman'" style:font-style-name-complex="Regular" style:font-family-generic-complex="roman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2" draw:id="id2" draw:layer="layout" svg:width="1.143cm" svg:height="0.889cm" svg:x="3.232cm" svg:y="3.34cm">
          <text:p text:style-name="P1"><text:span text:style-name="T1">x</text:span><text:span text:style-name="T2">1</text:span><text:span text:style-name="T3">[0]</text:span></text:p>
        </draw:ellipse>
        <draw:ellipse draw:style-name="gr1" draw:text-style-name="P2" xml:id="id1" draw:id="id1" draw:layer="layout" svg:width="1.143cm" svg:height="0.889cm" svg:x="2.133cm" svg:y="4.841cm">
          <text:p text:style-name="P1"><text:span text:style-name="T1">x</text:span><text:span text:style-name="T2">2</text:span><text:span text:style-name="T3">[0]</text:span></text:p>
        </draw:ellipse>
        <draw:ellipse draw:style-name="gr1" draw:text-style-name="P2" xml:id="id3" draw:id="id3" draw:layer="layout" svg:width="1.143cm" svg:height="0.889cm" svg:x="4.334cm" svg:y="4.842cm">
          <text:p text:style-name="P1"><text:span text:style-name="T1">x</text:span><text:span text:style-name="T2">3</text:span><text:span text:style-name="T3">[0]</text:span></text:p>
        </draw:ellipse>
        <draw:ellipse draw:style-name="gr2" draw:text-style-name="P2" xml:id="id4" draw:id="id4" draw:layer="layout" svg:width="1.143cm" svg:height="0.889cm" svg:x="3.233cm" svg:y="6.441cm">
          <text:p text:style-name="P1"><text:span text:style-name="T4">d</text:span><text:span text:style-name="T2">1</text:span><text:span text:style-name="T3">[0]</text:span></text:p>
        </draw:ellipse>
        <draw:connector draw:style-name="gr3" draw:text-style-name="P1" draw:layer="layout" draw:type="line" svg:x1="2.704cm" svg:y1="4.841cm" svg:x2="3.803cm" svg:y2="4.229cm" draw:start-shape="id1" draw:start-glue-point="0" draw:end-shape="id2" draw:end-glue-point="2" svg:d="M2704 4841l1099-612">
          <text:p/>
        </draw:connector>
        <draw:connector draw:style-name="gr3" draw:text-style-name="P1" draw:layer="layout" draw:type="line" svg:x1="4.905cm" svg:y1="4.842cm" svg:x2="3.803cm" svg:y2="4.229cm" draw:start-shape="id3" draw:start-glue-point="0" draw:end-shape="id2" draw:end-glue-point="2" svg:d="M4905 4842l-1102-613">
          <text:p/>
        </draw:connector>
        <draw:connector draw:style-name="gr3" draw:text-style-name="P1" draw:layer="layout" draw:type="line" svg:x1="2.704cm" svg:y1="5.73cm" svg:x2="3.804cm" svg:y2="6.441cm" draw:start-shape="id1" draw:start-glue-point="2" draw:end-shape="id4" draw:end-glue-point="0" svg:d="M2704 5730l1100 711">
          <text:p/>
        </draw:connector>
        <draw:connector draw:style-name="gr3" draw:text-style-name="P1" draw:layer="layout" draw:type="line" svg:x1="4.905cm" svg:y1="5.731cm" svg:x2="3.804cm" svg:y2="6.441cm" draw:start-shape="id3" draw:start-glue-point="2" draw:end-shape="id4" draw:end-glue-point="0" svg:d="M4905 5731l-1101 710">
          <text:p/>
        </draw:connector>
        <draw:frame draw:style-name="gr4" draw:text-style-name="P3" draw:layer="layout" svg:width="0.862cm" svg:height="0.573cm" svg:x="2.535cm" svg:y="4.186cm">
          <draw:text-box>
            <text:p><text:span text:style-name="T5">0.6</text:span></text:p>
          </draw:text-box>
        </draw:frame>
        <draw:frame draw:style-name="gr4" draw:text-style-name="P3" draw:layer="layout" svg:width="0.862cm" svg:height="0.573cm" svg:x="4.235cm" svg:y="4.187cm">
          <draw:text-box>
            <text:p><text:span text:style-name="T5">0.4</text:span></text:p>
          </draw:text-box>
        </draw:frame>
        <draw:frame draw:style-name="gr4" draw:text-style-name="P3" draw:layer="layout" svg:width="0.862cm" svg:height="0.573cm" svg:x="2.635cm" svg:y="5.987cm">
          <draw:text-box>
            <text:p><text:span text:style-name="T5">0.3</text:span></text:p>
          </draw:text-box>
        </draw:frame>
        <draw:frame draw:style-name="gr4" draw:text-style-name="P3" draw:layer="layout" svg:width="0.862cm" svg:height="0.573cm" svg:x="4.135cm" svg:y="5.988cm">
          <draw:text-box>
            <text:p><text:span text:style-name="T5">0.7</text:span></text:p>
          </draw:text-box>
        </draw:frame>
        <draw:ellipse draw:style-name="gr1" draw:text-style-name="P2" xml:id="id5" draw:id="id5" draw:layer="layout" svg:width="1.143cm" svg:height="0.889cm" svg:x="2.134cm" svg:y="9.242cm">
          <text:p text:style-name="P1"><text:span text:style-name="T1">x</text:span><text:span text:style-name="T2">1</text:span><text:span text:style-name="T3">[</text:span><text:span text:style-name="T1">t</text:span><text:span text:style-name="T6">–</text:span><text:span text:style-name="T7">1</text:span><text:span text:style-name="T3">]</text:span></text:p>
        </draw:ellipse>
        <draw:ellipse draw:style-name="gr1" draw:text-style-name="P2" xml:id="id6" draw:id="id6" draw:layer="layout" svg:width="1.143cm" svg:height="0.889cm" svg:x="4.335cm" svg:y="9.243cm">
          <text:p text:style-name="P1"><text:span text:style-name="T1">x</text:span><text:span text:style-name="T2">1</text:span><text:span text:style-name="T3">[</text:span><text:span text:style-name="T1">t</text:span><text:span text:style-name="T3">]</text:span></text:p>
        </draw:ellipse>
        <draw:connector draw:style-name="gr5" draw:text-style-name="P1" draw:layer="layout" draw:type="line" svg:x1="3.277cm" svg:y1="9.686cm" svg:x2="4.335cm" svg:y2="9.687cm" draw:start-shape="id5" draw:start-glue-point="1" draw:end-shape="id6" draw:end-glue-point="3" svg:d="M3277 9686l1058 1">
          <text:p/>
        </draw:connector>
        <draw:frame draw:style-name="gr6" draw:text-style-name="P3" draw:layer="layout" svg:width="1.006cm" svg:height="0.573cm" svg:x="3.235cm" svg:y="9.188cm">
          <draw:text-box>
            <text:p><text:span text:style-name="T5">0.58</text:span></text:p>
          </draw:text-box>
        </draw:frame>
        <draw:ellipse draw:style-name="gr1" draw:text-style-name="P2" xml:id="id7" draw:id="id7" draw:layer="layout" svg:width="1.143cm" svg:height="0.889cm" svg:x="2.134cm" svg:y="10.743cm">
          <text:p text:style-name="P1"><text:span text:style-name="T1">x</text:span><text:span text:style-name="T2">2</text:span><text:span text:style-name="T3">[</text:span><text:span text:style-name="T1">t</text:span><text:span text:style-name="T6">–</text:span><text:span text:style-name="T7">1</text:span><text:span text:style-name="T3">]</text:span></text:p>
        </draw:ellipse>
        <draw:ellipse draw:style-name="gr1" draw:text-style-name="P2" xml:id="id8" draw:id="id8" draw:layer="layout" svg:width="1.143cm" svg:height="0.889cm" svg:x="4.335cm" svg:y="10.744cm">
          <text:p text:style-name="P1"><text:span text:style-name="T1">x</text:span><text:span text:style-name="T2">2</text:span><text:span text:style-name="T3">[</text:span><text:span text:style-name="T1">t</text:span><text:span text:style-name="T3">]</text:span></text:p>
        </draw:ellipse>
        <draw:connector draw:style-name="gr5" draw:text-style-name="P1" draw:layer="layout" draw:type="line" svg:x1="3.277cm" svg:y1="11.187cm" svg:x2="4.335cm" svg:y2="11.188cm" draw:start-shape="id7" draw:start-glue-point="1" draw:end-shape="id8" draw:end-glue-point="3" svg:d="M3277 11187l1058 1">
          <text:p/>
        </draw:connector>
        <draw:frame draw:style-name="gr6" draw:text-style-name="P3" draw:layer="layout" svg:width="1.006cm" svg:height="0.573cm" svg:x="3.235cm" svg:y="10.689cm">
          <draw:text-box>
            <text:p><text:span text:style-name="T5">0.58</text:span></text:p>
          </draw:text-box>
        </draw:frame>
        <draw:ellipse draw:style-name="gr1" draw:text-style-name="P2" xml:id="id9" draw:id="id9" draw:layer="layout" svg:width="1.143cm" svg:height="0.889cm" svg:x="2.134cm" svg:y="12.344cm">
          <text:p text:style-name="P1"><text:span text:style-name="T1">x</text:span><text:span text:style-name="T2">3</text:span><text:span text:style-name="T3">[</text:span><text:span text:style-name="T1">t</text:span><text:span text:style-name="T6">–</text:span><text:span text:style-name="T7">1</text:span><text:span text:style-name="T3">]</text:span></text:p>
        </draw:ellipse>
        <draw:ellipse draw:style-name="gr1" draw:text-style-name="P2" xml:id="id10" draw:id="id10" draw:layer="layout" svg:width="1.143cm" svg:height="0.889cm" svg:x="4.335cm" svg:y="12.345cm">
          <text:p text:style-name="P1"><text:span text:style-name="T1">x</text:span><text:span text:style-name="T2">3</text:span><text:span text:style-name="T3">[</text:span><text:span text:style-name="T1">t</text:span><text:span text:style-name="T3">]</text:span></text:p>
        </draw:ellipse>
        <draw:connector draw:style-name="gr5" draw:text-style-name="P1" draw:layer="layout" draw:type="line" svg:x1="3.277cm" svg:y1="12.788cm" svg:x2="4.335cm" svg:y2="12.789cm" draw:start-shape="id9" draw:start-glue-point="1" draw:end-shape="id10" draw:end-glue-point="3" svg:d="M3277 12788l1058 1">
          <text:p/>
        </draw:connector>
        <draw:frame draw:style-name="gr6" draw:text-style-name="P3" draw:layer="layout" svg:width="1.006cm" svg:height="0.573cm" svg:x="3.235cm" svg:y="12.29cm">
          <draw:text-box>
            <text:p><text:span text:style-name="T5">0.58</text:span></text:p>
          </draw:text-box>
        </draw:frame>
        <draw:custom-shape draw:style-name="gr7" draw:text-style-name="P1" draw:layer="layout" svg:width="0.381cm" svg:height="0.508cm" svg:x="3.613cm" svg:y="7.6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4" draw:layer="layout" svg:width="3.635cm" svg:height="0.692cm" svg:x="1.943cm" svg:y="2.732cm">
          <draw:text-box>
            <text:p><text:span text:style-name="T8">1. Initializing DBN</text:span></text:p>
          </draw:text-box>
        </draw:frame>
        <draw:frame draw:style-name="gr9" draw:text-style-name="P4" draw:layer="layout" svg:width="3.495cm" svg:height="1.133cm" svg:x="1.943cm" svg:y="8.132cm">
          <draw:text-box>
            <text:p><text:span text:style-name="T8">2. Specifying </text:span></text:p>
            <text:p><text:span text:style-name="T8">transition weights</text:span></text:p>
          </draw:text-box>
        </draw:frame>
        <draw:ellipse draw:style-name="gr1" draw:text-style-name="P2" xml:id="id11" draw:id="id11" draw:layer="layout" svg:width="1.143cm" svg:height="0.889cm" svg:x="6.334cm" svg:y="9.242cm">
          <text:p text:style-name="P1"><text:span text:style-name="T1">x</text:span><text:span text:style-name="T2">1</text:span><text:span text:style-name="T3">[</text:span><text:span text:style-name="T1">t</text:span><text:span text:style-name="T6">–</text:span><text:span text:style-name="T7">1</text:span><text:span text:style-name="T3">]</text:span></text:p>
        </draw:ellipse>
        <draw:ellipse draw:style-name="gr1" draw:text-style-name="P2" xml:id="id12" draw:id="id12" draw:layer="layout" svg:width="1.143cm" svg:height="0.889cm" svg:x="9.335cm" svg:y="9.243cm">
          <text:p text:style-name="P1"><text:span text:style-name="T1">x</text:span><text:span text:style-name="T2">1</text:span><text:span text:style-name="T3">[</text:span><text:span text:style-name="T1">t</text:span><text:span text:style-name="T3">]</text:span></text:p>
        </draw:ellipse>
        <draw:connector draw:style-name="gr5" draw:text-style-name="P1" draw:layer="layout" draw:type="line" svg:x1="7.477cm" svg:y1="9.686cm" svg:x2="9.335cm" svg:y2="9.687cm" draw:start-shape="id11" draw:start-glue-point="1" draw:end-shape="id12" draw:end-glue-point="3" svg:d="M7477 9686l1858 1">
          <text:p/>
        </draw:connector>
        <draw:frame draw:style-name="gr6" draw:text-style-name="P3" draw:layer="layout" svg:width="1.006cm" svg:height="0.573cm" svg:x="7.835cm" svg:y="9.188cm">
          <draw:text-box>
            <text:p><text:span text:style-name="T5">0.58</text:span></text:p>
          </draw:text-box>
        </draw:frame>
        <draw:ellipse draw:style-name="gr1" draw:text-style-name="P2" xml:id="id13" draw:id="id13" draw:layer="layout" svg:width="1.143cm" svg:height="0.889cm" svg:x="6.334cm" svg:y="10.643cm">
          <text:p text:style-name="P1"><text:span text:style-name="T1">x</text:span><text:span text:style-name="T2">2</text:span><text:span text:style-name="T3">[</text:span><text:span text:style-name="T1">t</text:span><text:span text:style-name="T6">–</text:span><text:span text:style-name="T7">1</text:span><text:span text:style-name="T3">]</text:span></text:p>
        </draw:ellipse>
        <draw:ellipse draw:style-name="gr1" draw:text-style-name="P2" xml:id="id14" draw:id="id14" draw:layer="layout" svg:width="1.143cm" svg:height="0.889cm" svg:x="8.335cm" svg:y="10.644cm">
          <text:p text:style-name="P1"><text:span text:style-name="T1">x</text:span><text:span text:style-name="T2">2</text:span><text:span text:style-name="T3">[</text:span><text:span text:style-name="T1">t</text:span><text:span text:style-name="T3">]</text:span></text:p>
        </draw:ellipse>
        <draw:connector draw:style-name="gr5" draw:text-style-name="P1" draw:layer="layout" draw:type="line" svg:x1="7.477cm" svg:y1="11.087cm" svg:x2="8.335cm" svg:y2="11.088cm" draw:start-shape="id13" draw:start-glue-point="1" draw:end-shape="id14" draw:end-glue-point="3" svg:d="M7477 11087l858 1">
          <text:p/>
        </draw:connector>
        <draw:frame draw:style-name="gr6" draw:text-style-name="P3" draw:layer="layout" svg:width="1.006cm" svg:height="0.573cm" svg:x="7.335cm" svg:y="10.649cm">
          <draw:text-box>
            <text:p><text:span text:style-name="T5">0.58</text:span></text:p>
          </draw:text-box>
        </draw:frame>
        <draw:ellipse draw:style-name="gr1" draw:text-style-name="P2" xml:id="id15" draw:id="id15" draw:layer="layout" svg:width="1.143cm" svg:height="0.889cm" svg:x="6.334cm" svg:y="12.044cm">
          <text:p text:style-name="P1"><text:span text:style-name="T1">x</text:span><text:span text:style-name="T2">3</text:span><text:span text:style-name="T3">[</text:span><text:span text:style-name="T1">t</text:span><text:span text:style-name="T6">–</text:span><text:span text:style-name="T7">1</text:span><text:span text:style-name="T3">]</text:span></text:p>
        </draw:ellipse>
        <draw:ellipse draw:style-name="gr2" draw:text-style-name="P2" xml:id="id17" draw:id="id17" draw:layer="layout" svg:width="1.143cm" svg:height="0.889cm" svg:x="8.835cm" svg:y="12.745cm">
          <text:p text:style-name="P1"><text:span text:style-name="T4">d</text:span><text:span text:style-name="T2">1</text:span><text:span text:style-name="T3">[</text:span><text:span text:style-name="T1">t</text:span><text:span text:style-name="T3">]</text:span></text:p>
        </draw:ellipse>
        <draw:connector draw:style-name="gr5" draw:text-style-name="P1" draw:layer="layout" draw:type="line" svg:x1="7.477cm" svg:y1="12.488cm" svg:x2="9.736cm" svg:y2="11.589cm" draw:start-shape="id15" draw:start-glue-point="1" draw:end-shape="id16" draw:end-glue-point="3" svg:d="M7477 12488l2259-899">
          <text:p/>
        </draw:connector>
        <draw:frame draw:style-name="gr6" draw:text-style-name="P3" draw:layer="layout" svg:width="1.006cm" svg:height="0.573cm" svg:x="7.335cm" svg:y="11.846cm">
          <draw:text-box>
            <text:p><text:span text:style-name="T5">0.58</text:span></text:p>
          </draw:text-box>
        </draw:frame>
        <draw:frame draw:style-name="gr10" draw:text-style-name="P4" draw:layer="layout" svg:width="3.558cm" svg:height="0.692cm" svg:x="6.743cm" svg:y="8.532cm">
          <draw:text-box>
            <text:p><text:span text:style-name="T8">3. Re-constructing</text:span></text:p>
          </draw:text-box>
        </draw:frame>
        <draw:ellipse draw:style-name="gr1" draw:text-style-name="P2" xml:id="id16" draw:id="id16" draw:layer="layout" svg:width="1.143cm" svg:height="0.889cm" svg:x="9.736cm" svg:y="11.145cm">
          <text:p text:style-name="P1"><text:span text:style-name="T1">x</text:span><text:span text:style-name="T2">3</text:span><text:span text:style-name="T3">[</text:span><text:span text:style-name="T1">t</text:span><text:span text:style-name="T3">]</text:span></text:p>
        </draw:ellipse>
        <draw:connector draw:style-name="gr3" draw:text-style-name="P1" draw:layer="layout" draw:type="line" svg:x1="8.906cm" svg:y1="11.533cm" svg:x2="9.406cm" svg:y2="12.745cm" draw:start-shape="id14" draw:start-glue-point="2" draw:end-shape="id17" draw:end-glue-point="0" svg:d="M8906 11533l500 1212">
          <text:p/>
        </draw:connector>
        <draw:connector draw:style-name="gr3" draw:text-style-name="P1" draw:layer="layout" draw:type="line" svg:x1="10.307cm" svg:y1="12.034cm" svg:x2="9.406cm" svg:y2="12.745cm" draw:start-shape="id16" draw:start-glue-point="2" draw:end-shape="id17" draw:end-glue-point="0" svg:d="M10307 12034l-901 711">
          <text:p/>
        </draw:connector>
        <draw:connector draw:style-name="gr11" draw:text-style-name="P1" draw:layer="layout" draw:type="line" svg:x1="8.906cm" svg:y1="10.644cm" svg:x2="9.906cm" svg:y2="10.132cm" draw:start-shape="id14" draw:start-glue-point="0" draw:end-shape="id12" draw:end-glue-point="2" svg:d="M8906 10644l1000-512">
          <text:p/>
        </draw:connector>
        <draw:connector draw:style-name="gr11" draw:text-style-name="P1" draw:layer="layout" draw:type="line" svg:x1="10.307cm" svg:y1="11.145cm" svg:x2="9.906cm" svg:y2="10.132cm" draw:start-shape="id16" draw:start-glue-point="0" draw:end-shape="id12" draw:end-glue-point="2" svg:d="M10307 11145l-401-1013">
          <text:p/>
        </draw:connector>
        <draw:frame draw:style-name="gr4" draw:text-style-name="P3" draw:layer="layout" svg:width="0.862cm" svg:height="0.573cm" svg:x="8.635cm" svg:y="10.087cm">
          <draw:text-box>
            <text:p><text:span text:style-name="T5">0.6</text:span></text:p>
          </draw:text-box>
        </draw:frame>
        <draw:frame draw:style-name="gr4" draw:text-style-name="P3" draw:layer="layout" svg:width="0.862cm" svg:height="0.573cm" svg:x="10.035cm" svg:y="10.488cm">
          <draw:text-box>
            <text:p><text:span text:style-name="T5">0.4</text:span></text:p>
          </draw:text-box>
        </draw:frame>
        <draw:frame draw:style-name="gr4" draw:text-style-name="P3" draw:layer="layout" svg:width="0.862cm" svg:height="0.573cm" svg:x="8.58cm" svg:y="12.088cm">
          <draw:text-box>
            <text:p><text:span text:style-name="T5">0.3</text:span></text:p>
          </draw:text-box>
        </draw:frame>
        <draw:frame draw:style-name="gr4" draw:text-style-name="P3" draw:layer="layout" svg:width="0.862cm" svg:height="0.573cm" svg:x="9.835cm" svg:y="12.189cm">
          <draw:text-box>
            <text:p><text:span text:style-name="T5">0.7</text:span></text:p>
          </draw:text-box>
        </draw:frame>
        <draw:ellipse draw:style-name="gr1" draw:text-style-name="P2" xml:id="id18" draw:id="id18" draw:layer="layout" svg:width="1.143cm" svg:height="0.889cm" svg:x="11.635cm" svg:y="9.243cm">
          <text:p text:style-name="P1"><text:span text:style-name="T1">x</text:span><text:span text:style-name="T2">1</text:span><text:span text:style-name="T3">[</text:span><text:span text:style-name="T1">t</text:span><text:span text:style-name="T6">–</text:span><text:span text:style-name="T7">1</text:span><text:span text:style-name="T3">]</text:span></text:p>
        </draw:ellipse>
        <draw:ellipse draw:style-name="gr1" draw:text-style-name="P2" xml:id="id19" draw:id="id19" draw:layer="layout" svg:width="1.143cm" svg:height="0.889cm" svg:x="14.636cm" svg:y="9.244cm">
          <text:p text:style-name="P1"><text:span text:style-name="T1">x</text:span><text:span text:style-name="T2">1</text:span><text:span text:style-name="T3">[</text:span><text:span text:style-name="T1">t</text:span><text:span text:style-name="T3">]</text:span></text:p>
        </draw:ellipse>
        <draw:connector draw:style-name="gr5" draw:text-style-name="P1" draw:layer="layout" draw:type="line" svg:x1="12.778cm" svg:y1="9.687cm" svg:x2="14.636cm" svg:y2="9.688cm" draw:start-shape="id18" draw:start-glue-point="1" draw:end-shape="id19" draw:end-glue-point="3" svg:d="M12778 9687l1858 1">
          <text:p/>
        </draw:connector>
        <draw:frame draw:style-name="gr6" draw:text-style-name="P3" draw:layer="layout" svg:width="1.006cm" svg:height="0.573cm" svg:x="13.036cm" svg:y="9.189cm">
          <draw:text-box>
            <text:p><text:span text:style-name="T5">0.58</text:span></text:p>
          </draw:text-box>
        </draw:frame>
        <draw:ellipse draw:style-name="gr1" draw:text-style-name="P2" xml:id="id20" draw:id="id20" draw:layer="layout" svg:width="1.143cm" svg:height="0.889cm" svg:x="11.635cm" svg:y="10.644cm">
          <text:p text:style-name="P1"><text:span text:style-name="T1">x</text:span><text:span text:style-name="T2">2</text:span><text:span text:style-name="T3">[</text:span><text:span text:style-name="T1">t</text:span><text:span text:style-name="T6">–</text:span><text:span text:style-name="T7">1</text:span><text:span text:style-name="T3">]</text:span></text:p>
        </draw:ellipse>
        <draw:ellipse draw:style-name="gr1" draw:text-style-name="P2" xml:id="id21" draw:id="id21" draw:layer="layout" svg:width="1.143cm" svg:height="0.889cm" svg:x="13.636cm" svg:y="10.645cm">
          <text:p text:style-name="P1"><text:span text:style-name="T1">x</text:span><text:span text:style-name="T2">2</text:span><text:span text:style-name="T3">[</text:span><text:span text:style-name="T1">t</text:span><text:span text:style-name="T3">]</text:span></text:p>
        </draw:ellipse>
        <draw:connector draw:style-name="gr5" draw:text-style-name="P1" draw:layer="layout" draw:type="line" svg:x1="12.778cm" svg:y1="11.088cm" svg:x2="13.636cm" svg:y2="11.089cm" draw:start-shape="id20" draw:start-glue-point="1" draw:end-shape="id21" draw:end-glue-point="3" svg:d="M12778 11088l858 1">
          <text:p/>
        </draw:connector>
        <draw:frame draw:style-name="gr12" draw:text-style-name="P3" draw:layer="layout" svg:width="0.646cm" svg:height="0.573cm" svg:x="12.836cm" svg:y="10.649cm">
          <draw:text-box>
            <text:p><text:span text:style-name="T5">1</text:span></text:p>
          </draw:text-box>
        </draw:frame>
        <draw:ellipse draw:style-name="gr1" draw:text-style-name="P2" xml:id="id22" draw:id="id22" draw:layer="layout" svg:width="1.143cm" svg:height="0.889cm" svg:x="11.635cm" svg:y="12.045cm">
          <text:p text:style-name="P1"><text:span text:style-name="T1">x</text:span><text:span text:style-name="T2">3</text:span><text:span text:style-name="T3">[</text:span><text:span text:style-name="T1">t</text:span><text:span text:style-name="T6">–</text:span><text:span text:style-name="T7">1</text:span><text:span text:style-name="T3">]</text:span></text:p>
        </draw:ellipse>
        <draw:ellipse draw:style-name="gr2" draw:text-style-name="P2" xml:id="id24" draw:id="id24" draw:layer="layout" svg:width="1.143cm" svg:height="0.889cm" svg:x="14.136cm" svg:y="12.746cm">
          <text:p text:style-name="P1"><text:span text:style-name="T4">d</text:span><text:span text:style-name="T2">1</text:span><text:span text:style-name="T3">[</text:span><text:span text:style-name="T1">t</text:span><text:span text:style-name="T3">]</text:span></text:p>
        </draw:ellipse>
        <draw:connector draw:style-name="gr5" draw:text-style-name="P1" draw:layer="layout" draw:type="line" svg:x1="12.778cm" svg:y1="12.489cm" svg:x2="15.037cm" svg:y2="11.59cm" draw:start-shape="id22" draw:start-glue-point="1" draw:end-shape="id23" draw:end-glue-point="3" svg:d="M12778 12489l2259-899">
          <text:p/>
        </draw:connector>
        <draw:frame draw:style-name="gr12" draw:text-style-name="P3" draw:layer="layout" svg:width="0.646cm" svg:height="0.573cm" svg:x="12.936cm" svg:y="11.891cm">
          <draw:text-box>
            <text:p><text:span text:style-name="T5">1</text:span></text:p>
          </draw:text-box>
        </draw:frame>
        <draw:frame draw:style-name="gr13" draw:text-style-name="P4" draw:layer="layout" svg:width="4.333cm" svg:height="0.692cm" svg:x="11.444cm" svg:y="8.533cm">
          <draw:text-box>
            <text:p><text:span text:style-name="T8">4. Normalizing weights</text:span></text:p>
          </draw:text-box>
        </draw:frame>
        <draw:ellipse draw:style-name="gr1" draw:text-style-name="P2" xml:id="id23" draw:id="id23" draw:layer="layout" svg:width="1.143cm" svg:height="0.889cm" svg:x="15.037cm" svg:y="11.146cm">
          <text:p text:style-name="P1"><text:span text:style-name="T1">x</text:span><text:span text:style-name="T2">3</text:span><text:span text:style-name="T3">[</text:span><text:span text:style-name="T1">t</text:span><text:span text:style-name="T3">]</text:span></text:p>
        </draw:ellipse>
        <draw:connector draw:style-name="gr3" draw:text-style-name="P1" draw:layer="layout" draw:type="line" svg:x1="14.207cm" svg:y1="11.534cm" svg:x2="14.707cm" svg:y2="12.746cm" draw:start-shape="id21" draw:start-glue-point="2" draw:end-shape="id24" draw:end-glue-point="0" svg:d="M14207 11534l500 1212">
          <text:p/>
        </draw:connector>
        <draw:connector draw:style-name="gr3" draw:text-style-name="P1" draw:layer="layout" draw:type="line" svg:x1="15.608cm" svg:y1="12.035cm" svg:x2="14.707cm" svg:y2="12.746cm" draw:start-shape="id23" draw:start-glue-point="2" draw:end-shape="id24" draw:end-glue-point="0" svg:d="M15608 12035l-901 711">
          <text:p/>
        </draw:connector>
        <draw:connector draw:style-name="gr11" draw:text-style-name="P1" draw:layer="layout" draw:type="line" svg:x1="14.207cm" svg:y1="10.645cm" svg:x2="15.207cm" svg:y2="10.133cm" draw:start-shape="id21" draw:start-glue-point="0" draw:end-shape="id19" draw:end-glue-point="2" svg:d="M14207 10645l1000-512">
          <text:p/>
        </draw:connector>
        <draw:connector draw:style-name="gr11" draw:text-style-name="P1" draw:layer="layout" draw:type="line" svg:x1="15.608cm" svg:y1="11.146cm" svg:x2="15.207cm" svg:y2="10.133cm" draw:start-shape="id23" draw:start-glue-point="0" draw:end-shape="id19" draw:end-glue-point="2" svg:d="M15608 11146l-401-1013">
          <text:p/>
        </draw:connector>
        <draw:frame draw:style-name="gr14" draw:text-style-name="P3" draw:layer="layout" svg:width="1.15cm" svg:height="0.573cm" svg:x="13.536cm" svg:y="10.088cm">
          <draw:text-box>
            <text:p><text:span text:style-name="T5">0.252</text:span></text:p>
          </draw:text-box>
        </draw:frame>
        <draw:frame draw:style-name="gr14" draw:text-style-name="P3" draw:layer="layout" svg:width="1.15cm" svg:height="0.573cm" svg:x="15.336cm" svg:y="10.489cm">
          <draw:text-box>
            <text:p><text:span text:style-name="T5">0.168</text:span></text:p>
          </draw:text-box>
        </draw:frame>
        <draw:frame draw:style-name="gr4" draw:text-style-name="P3" draw:layer="layout" svg:width="0.862cm" svg:height="0.573cm" svg:x="13.881cm" svg:y="12.089cm">
          <draw:text-box>
            <text:p><text:span text:style-name="T5">0.3</text:span></text:p>
          </draw:text-box>
        </draw:frame>
        <draw:frame draw:style-name="gr4" draw:text-style-name="P3" draw:layer="layout" svg:width="0.862cm" svg:height="0.573cm" svg:x="15.036cm" svg:y="12.19cm">
          <draw:text-box>
            <text:p><text:span text:style-name="T5">0.7</text:span></text:p>
          </draw:text-box>
        </draw:frame>
        <draw:custom-shape draw:style-name="gr7" draw:text-style-name="P1" draw:layer="layout" svg:width="0.508cm" svg:height="0.381cm" svg:x="5.642cm" svg:y="10.7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508cm" svg:height="0.381cm" svg:x="10.942cm" svg:y="10.7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" draw:text-style-name="P2" xml:id="id25" draw:id="id25" draw:layer="layout" svg:width="1.143cm" svg:height="0.889cm" svg:x="10.935cm" svg:y="14.844cm">
          <text:p text:style-name="P1"><text:span text:style-name="T1">x</text:span><text:span text:style-name="T2">1</text:span><text:span text:style-name="T3">[</text:span><text:span text:style-name="T1">t</text:span><text:span text:style-name="T6">–</text:span><text:span text:style-name="T7">1</text:span><text:span text:style-name="T3">]</text:span></text:p>
        </draw:ellipse>
        <draw:ellipse draw:style-name="gr1" draw:text-style-name="P2" xml:id="id26" draw:id="id26" draw:layer="layout" svg:width="1.143cm" svg:height="0.889cm" svg:x="13.936cm" svg:y="14.845cm">
          <text:p text:style-name="P1"><text:span text:style-name="T1">x</text:span><text:span text:style-name="T2">1</text:span><text:span text:style-name="T3">[</text:span><text:span text:style-name="T1">t</text:span><text:span text:style-name="T3">]</text:span></text:p>
        </draw:ellipse>
        <draw:connector draw:style-name="gr5" draw:text-style-name="P1" draw:layer="layout" draw:type="line" svg:x1="12.078cm" svg:y1="15.288cm" svg:x2="13.936cm" svg:y2="15.289cm" draw:start-shape="id25" draw:start-glue-point="1" draw:end-shape="id26" draw:end-glue-point="3" svg:d="M12078 15288l1858 1">
          <text:p/>
        </draw:connector>
        <draw:frame draw:style-name="gr15" draw:text-style-name="P3" draw:layer="layout" svg:width="1.877cm" svg:height="0.637cm" svg:x="13.636cm" svg:y="14.39cm">
          <draw:text-box>
            <text:p><text:span text:style-name="T5">CPT of </text:span><text:span text:style-name="T9">x</text:span><text:span text:style-name="T10">1</text:span><text:span text:style-name="T5">[</text:span><text:span text:style-name="T9">t</text:span><text:span text:style-name="T5">]</text:span></text:p>
          </draw:text-box>
        </draw:frame>
        <draw:ellipse draw:style-name="gr1" draw:text-style-name="P2" xml:id="id27" draw:id="id27" draw:layer="layout" svg:width="1.143cm" svg:height="0.889cm" svg:x="10.935cm" svg:y="16.245cm">
          <text:p text:style-name="P1"><text:span text:style-name="T1">x</text:span><text:span text:style-name="T2">2</text:span><text:span text:style-name="T3">[</text:span><text:span text:style-name="T1">t</text:span><text:span text:style-name="T6">–</text:span><text:span text:style-name="T7">1</text:span><text:span text:style-name="T3">]</text:span></text:p>
        </draw:ellipse>
        <draw:ellipse draw:style-name="gr1" draw:text-style-name="P2" xml:id="id28" draw:id="id28" draw:layer="layout" svg:width="1.143cm" svg:height="0.889cm" svg:x="12.936cm" svg:y="16.246cm">
          <text:p text:style-name="P1"><text:span text:style-name="T1">x</text:span><text:span text:style-name="T2">2</text:span><text:span text:style-name="T3">[</text:span><text:span text:style-name="T1">t</text:span><text:span text:style-name="T3">]</text:span></text:p>
        </draw:ellipse>
        <draw:connector draw:style-name="gr5" draw:text-style-name="P1" draw:layer="layout" draw:type="line" svg:x1="12.078cm" svg:y1="16.689cm" svg:x2="12.936cm" svg:y2="16.69cm" draw:start-shape="id27" draw:start-glue-point="1" draw:end-shape="id28" draw:end-glue-point="3" svg:d="M12078 16689l858 1">
          <text:p/>
        </draw:connector>
        <draw:ellipse draw:style-name="gr1" draw:text-style-name="P2" xml:id="id29" draw:id="id29" draw:layer="layout" svg:width="1.143cm" svg:height="0.889cm" svg:x="10.935cm" svg:y="17.646cm">
          <text:p text:style-name="P1"><text:span text:style-name="T1">x</text:span><text:span text:style-name="T2">3</text:span><text:span text:style-name="T3">[</text:span><text:span text:style-name="T1">t</text:span><text:span text:style-name="T6">–</text:span><text:span text:style-name="T7">1</text:span><text:span text:style-name="T3">]</text:span></text:p>
        </draw:ellipse>
        <draw:ellipse draw:style-name="gr2" draw:text-style-name="P2" xml:id="id31" draw:id="id31" draw:layer="layout" svg:width="1.143cm" svg:height="0.889cm" svg:x="13.436cm" svg:y="18.347cm">
          <text:p text:style-name="P1"><text:span text:style-name="T4">d</text:span><text:span text:style-name="T2">1</text:span><text:span text:style-name="T3">[</text:span><text:span text:style-name="T1">t</text:span><text:span text:style-name="T3">]</text:span></text:p>
        </draw:ellipse>
        <draw:connector draw:style-name="gr5" draw:text-style-name="P1" draw:layer="layout" draw:type="line" svg:x1="12.078cm" svg:y1="18.09cm" svg:x2="14.337cm" svg:y2="17.191cm" draw:start-shape="id29" draw:start-glue-point="1" draw:end-shape="id30" draw:end-glue-point="3" svg:d="M12078 18090l2259-899">
          <text:p/>
        </draw:connector>
        <draw:frame draw:style-name="gr16" draw:text-style-name="P4" draw:layer="layout" svg:width="4.227cm" svg:height="0.692cm" svg:x="10.744cm" svg:y="19.134cm">
          <draw:text-box>
            <text:p><text:span text:style-name="T8">5. Re-defining CPT (s)</text:span></text:p>
          </draw:text-box>
        </draw:frame>
        <draw:ellipse draw:style-name="gr1" draw:text-style-name="P2" xml:id="id30" draw:id="id30" draw:layer="layout" svg:width="1.143cm" svg:height="0.889cm" svg:x="14.337cm" svg:y="16.747cm">
          <text:p text:style-name="P1"><text:span text:style-name="T1">x</text:span><text:span text:style-name="T2">3</text:span><text:span text:style-name="T3">[</text:span><text:span text:style-name="T1">t</text:span><text:span text:style-name="T3">]</text:span></text:p>
        </draw:ellipse>
        <draw:connector draw:style-name="gr3" draw:text-style-name="P1" draw:layer="layout" draw:type="line" svg:x1="13.507cm" svg:y1="17.135cm" svg:x2="14.007cm" svg:y2="18.347cm" draw:start-shape="id28" draw:start-glue-point="2" draw:end-shape="id31" draw:end-glue-point="0" svg:d="M13507 17135l500 1212">
          <text:p/>
        </draw:connector>
        <draw:connector draw:style-name="gr3" draw:text-style-name="P1" draw:layer="layout" draw:type="line" svg:x1="14.908cm" svg:y1="17.636cm" svg:x2="14.007cm" svg:y2="18.347cm" draw:start-shape="id30" draw:start-glue-point="2" draw:end-shape="id31" draw:end-glue-point="0" svg:d="M14908 17636l-901 711">
          <text:p/>
        </draw:connector>
        <draw:connector draw:style-name="gr11" draw:text-style-name="P1" draw:layer="layout" draw:type="line" svg:x1="13.507cm" svg:y1="16.246cm" svg:x2="14.507cm" svg:y2="15.734cm" draw:start-shape="id28" draw:start-glue-point="0" draw:end-shape="id26" draw:end-glue-point="2" svg:d="M13507 16246l1000-512">
          <text:p/>
        </draw:connector>
        <draw:connector draw:style-name="gr11" draw:text-style-name="P1" draw:layer="layout" draw:type="line" svg:x1="14.908cm" svg:y1="16.747cm" svg:x2="14.507cm" svg:y2="15.734cm" draw:start-shape="id30" draw:start-glue-point="0" draw:end-shape="id26" draw:end-glue-point="2" svg:d="M14908 16747l-401-1013">
          <text:p/>
        </draw:connector>
        <draw:frame draw:style-name="gr17" draw:text-style-name="P3" draw:layer="layout" svg:width="2.165cm" svg:height="0.637cm" svg:x="10.537cm" svg:y="14.391cm">
          <draw:text-box>
            <text:p><text:span text:style-name="T5">CPT of </text:span><text:span text:style-name="T9">x</text:span><text:span text:style-name="T10">1</text:span><text:span text:style-name="T5">[</text:span><text:span text:style-name="T9">t</text:span><text:span text:style-name="T11">–</text:span><text:span text:style-name="T12">1</text:span><text:span text:style-name="T5">]</text:span></text:p>
          </draw:text-box>
        </draw:frame>
        <draw:frame draw:style-name="gr17" draw:text-style-name="P3" draw:layer="layout" svg:width="2.165cm" svg:height="0.637cm" svg:x="10.038cm" svg:y="15.735cm">
          <draw:text-box>
            <text:p><text:span text:style-name="T5">CPT of </text:span><text:span text:style-name="T9">x</text:span><text:span text:style-name="T13">2</text:span><text:span text:style-name="T5">[</text:span><text:span text:style-name="T9">t</text:span><text:span text:style-name="T11">–</text:span><text:span text:style-name="T12">1</text:span><text:span text:style-name="T5">]</text:span></text:p>
          </draw:text-box>
        </draw:frame>
        <draw:frame draw:style-name="gr15" draw:text-style-name="P3" draw:layer="layout" svg:width="1.877cm" svg:height="0.637cm" svg:x="12.039cm" svg:y="15.736cm">
          <draw:text-box>
            <text:p><text:span text:style-name="T5">CPT of </text:span><text:span text:style-name="T9">x</text:span><text:span text:style-name="T13">2</text:span><text:span text:style-name="T5">[</text:span><text:span text:style-name="T9">t</text:span><text:span text:style-name="T5">]</text:span></text:p>
          </draw:text-box>
        </draw:frame>
        <draw:frame draw:style-name="gr17" draw:text-style-name="P3" draw:layer="layout" svg:width="2.165cm" svg:height="0.637cm" svg:x="10.538cm" svg:y="17.192cm">
          <draw:text-box>
            <text:p><text:span text:style-name="T5">CPT of </text:span><text:span text:style-name="T9">x</text:span><text:span text:style-name="T13">3</text:span><text:span text:style-name="T5">[</text:span><text:span text:style-name="T9">t</text:span><text:span text:style-name="T11">–</text:span><text:span text:style-name="T12">1</text:span><text:span text:style-name="T5">]</text:span></text:p>
          </draw:text-box>
        </draw:frame>
        <draw:frame draw:style-name="gr15" draw:text-style-name="P3" draw:layer="layout" svg:width="1.877cm" svg:height="0.637cm" svg:x="14.537cm" svg:y="17.591cm">
          <draw:text-box>
            <text:p><text:span text:style-name="T5">CPT of </text:span><text:span text:style-name="T9">x</text:span><text:span text:style-name="T13">3</text:span><text:span text:style-name="T5">[</text:span><text:span text:style-name="T9">t</text:span><text:span text:style-name="T5">]</text:span></text:p>
          </draw:text-box>
        </draw:frame>
        <draw:frame draw:style-name="gr18" draw:text-style-name="P3" draw:layer="layout" svg:width="1.894cm" svg:height="0.637cm" svg:x="11.771cm" svg:y="18.492cm">
          <draw:text-box>
            <text:p><text:span text:style-name="T5">CPT of </text:span><text:span text:style-name="T9">d</text:span><text:span text:style-name="T13">1</text:span><text:span text:style-name="T5">[</text:span><text:span text:style-name="T9">t</text:span><text:span text:style-name="T5">]</text:span></text:p>
          </draw:text-box>
        </draw:frame>
        <draw:custom-shape draw:style-name="gr7" draw:text-style-name="P1" draw:layer="layout" svg:width="0.381cm" svg:height="0.508cm" svg:x="12.813cm" svg:y="13.6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3.813cm" svg:height="1.634cm" svg:x="5.841cm" svg:y="15.96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4">α</text:span><text:span text:style-name="T15">1 </text:span><text:span text:style-name="T16">= </text:span><text:span text:style-name="T14">P</text:span><text:span text:style-name="T16">(</text:span><text:span text:style-name="T14">x</text:span><text:span text:style-name="T15">1</text:span><text:span text:style-name="T16">[</text:span><text:span text:style-name="T14">t</text:span><text:span text:style-name="T16">]=1| </text:span><text:span text:style-name="T14">D</text:span><text:span text:style-name="T16">[</text:span><text:span text:style-name="T14">t</text:span><text:span text:style-name="T16">]) = 1</text:span></text:p>
                <text:p><text:span text:style-name="T14">α</text:span><text:span text:style-name="T15">2</text:span><text:span text:style-name="T16"> = </text:span><text:span text:style-name="T14">P</text:span><text:span text:style-name="T16">(</text:span><text:span text:style-name="T14">x</text:span><text:span text:style-name="T15">2</text:span><text:span text:style-name="T16">[</text:span><text:span text:style-name="T14">t</text:span><text:span text:style-name="T16">]=1| </text:span><text:span text:style-name="T14">D</text:span><text:span text:style-name="T16">[</text:span><text:span text:style-name="T14">t</text:span><text:span text:style-name="T16">]) = 1</text:span></text:p>
                <text:p><text:span text:style-name="T14">α</text:span><text:span text:style-name="T15">3</text:span><text:span text:style-name="T16"> = </text:span><text:span text:style-name="T14">P</text:span><text:span text:style-name="T16">(</text:span><text:span text:style-name="T14">x</text:span><text:span text:style-name="T15">3</text:span><text:span text:style-name="T16">[</text:span><text:span text:style-name="T14">t</text:span><text:span text:style-name="T16">]=1| </text:span><text:span text:style-name="T14">D</text:span><text:span text:style-name="T16">[t]) = 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1" draw:layer="layout" svg:width="1.999cm" svg:height="0.999cm" svg:x="9.791cm" svg:y="14.86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ustom-shape draw:style-name="gr7" draw:text-style-name="P1" draw:layer="layout" svg:width="0.508cm" svg:height="0.381cm" svg:x="9.917cm" svg:y="16.5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4" draw:layer="layout" svg:width="4.651cm" svg:height="0.692cm" svg:x="5.445cm" svg:y="19.134cm">
          <draw:text-box>
            <text:p><text:span text:style-name="T8">6. Probabilistic inference</text:span></text:p>
          </draw:text-box>
        </draw:frame>
        <draw:custom-shape draw:style-name="gr7" draw:text-style-name="P1" draw:layer="layout" svg:width="0.381cm" svg:height="1.016cm" svg:x="7.604cm" svg:y="14.08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fo:font-size="13pt" fo:language="en" fo:country="US" style:font-size-asian="13pt" style:language-asian="en" style:country-asian="US" style:font-family-complex="'Times New Roman'" style:font-family-generic-complex="roman" style:font-pitch-complex="variable" style:font-size-complex="13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11-08T20:18:44.37</meta:creation-date>
    <dc:date>2014-11-09T14:48:47.48</dc:date>
    <dc:creator>Loc Nguyen</dc:creator>
    <meta:editing-duration>PT2H12M37S</meta:editing-duration>
    <meta:editing-cycles>36</meta:editing-cycles>
    <meta:generator>OpenOffice/4.1.0$Win32 OpenOffice.org_project/410m18$Build-9764</meta:generator>
    <meta:document-statistic meta:object-count="101"/>
  </office:meta>
</office:document-meta>
</file>

<file path=Object 1/content.xml><?xml version="1.0" encoding="utf-8"?>
<math xmlns="http://www.w3.org/1998/Math/MathML"/>
</file>